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12.481cm"/>
    </style:style>
    <style:style style:name="co5" style:family="table-column">
      <style:table-column-properties fo:break-before="auto" style:column-width="6.399cm"/>
    </style:style>
    <style:style style:name="co6" style:family="table-column">
      <style:table-column-properties fo:break-before="auto" style:column-width="3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p-qw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ormOrth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hint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rad-examp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(moción a un lugar)</text:p>
          </table:table-cell>
          <table:table-cell office:value-type="string" calcext:value-type="string">
            <text:p>-man, -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(objeto directo o indirecto)</text:p>
          </table:table-cell>
          <table:table-cell office:value-type="string" calcext:value-type="string">
            <text:p>-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(propósito)</text:p>
          </table:table-cell>
          <table:table-cell office:value-type="string" calcext:value-type="string">
            <text:p>-paq, -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(hasta)</text:p>
          </table:table-cell>
          <table:table-cell office:value-type="string" calcext:value-type="string">
            <text:p>-kama, -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l (con infinitivo)</text:p>
          </table:table-cell>
          <table:table-cell table:number-columns-repeated="2"/>
          <table:table-cell office:value-type="string" calcext:value-type="string">
            <text:p>-r, -sh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jo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hawa, uraa (con sufijos locativ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boca abajo</text:p>
          </table:table-cell>
          <table:table-cell office:value-type="string" calcext:value-type="string">
            <text:p>adj., adv.</text:p>
          </table:table-cell>
          <table:table-cell/>
          <table:table-cell office:value-type="string" calcext:value-type="string">
            <text:p>kupsashqa, kupseepa, mana alli, peqapa, tikra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haqi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solitario</text:p>
          </table:table-cell>
          <table:table-cell/>
          <table:table-cell office:value-type="string" calcext:value-type="string">
            <text:p>(p. ej. casa)</text:p>
          </table:table-cell>
          <table:table-cell office:value-type="string" calcext:value-type="string">
            <text:p>puukaaka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(cría) abandonada</text:p>
          </table:table-cell>
          <table:table-cell table:number-columns-repeated="2"/>
          <table:table-cell office:value-type="string" calcext:value-type="string">
            <text:p>wasqi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casa abandonada</text:p>
          </table:table-cell>
          <table:table-cell table:number-columns-repeated="2"/>
          <table:table-cell office:value-type="string" calcext:value-type="string">
            <text:p>huchu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mujer abandonada</text:p>
          </table:table-cell>
          <table:table-cell table:number-columns-repeated="2"/>
          <table:table-cell office:value-type="string" calcext:value-type="string">
            <text:p>haqishqa war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haqi-, haqir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andonar su cria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wasq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dejar abandonado</text:p>
          </table:table-cell>
          <table:table-cell office:value-type="string" calcext:value-type="string">
            <text:p>v. t.</text:p>
          </table:table-cell>
          <table:table-cell office:value-type="string" calcext:value-type="string">
            <text:p>(p. ej. casa, chacra)</text:p>
          </table:table-cell>
          <table:table-cell office:value-type="string" calcext:value-type="string">
            <text:p>purun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j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tump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kichashqa, kiche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abierto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kicha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abierto o rajado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raqra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garr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mullu, mull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ponerse abigarrado, motearse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mullu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landa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ñamputsi-, peqtutsi-, qashpu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landarse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ñampuyaa-, peqtuyaa-, qashpu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chorna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penqa-, penqakatsi-, puka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gado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(persona que ampara a uno en una riña)</text:p>
          </table:table-cell>
          <table:table-cell office:value-type="string" calcext:value-type="string">
            <text:p>amat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tomar por abogado</text:p>
          </table:table-cell>
          <table:table-cell office:value-type="string" calcext:value-type="string">
            <text:p>v. t. </text:p>
          </table:table-cell>
          <table:table-cell/>
          <table:table-cell office:value-type="string" calcext:value-type="string">
            <text:p>marka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gar</text:p>
          </table:table-cell>
          <table:table-cell office:value-type="string" calcext:value-type="string">
            <text:p>v. t.</text:p>
          </table:table-cell>
          <table:table-cell office:value-type="string" calcext:value-type="string">
            <text:p>abogar por</text:p>
          </table:table-cell>
          <table:table-cell office:value-type="string" calcext:value-type="string">
            <text:p>ameetsaa-, intuyaa-, tsapa-, washaa-, washaap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ll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lap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lla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laps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ar</text:p>
          </table:table-cell>
          <table:table-cell office:value-type="string" calcext:value-type="string">
            <text:p>v. t.</text:p>
          </table:table-cell>
          <table:table-cell office:value-type="string" calcext:value-type="string">
            <text:p>(la chacra)</text:p>
          </table:table-cell>
          <table:table-cell office:value-type="string" calcext:value-type="string">
            <text:p>hampi-, saachi-, wanutaa-, wany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o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(fertilizante)</text:p>
          </table:table-cell>
          <table:table-cell office:value-type="string" calcext:value-type="string">
            <text:p>hampi, mullka, wa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rece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meelan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recimient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meela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tar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malpa-, shull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hacer abortar (por accidente o deliberemente)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shull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mujer que aborta de propósito</text:p>
          </table:table-cell>
          <table:table-cell table:number-columns-repeated="2"/>
          <table:table-cell office:value-type="string" calcext:value-type="string">
            <text:p>wach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tiv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shullut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droga abortiv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shullutseq ha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mujer que vende drogas abortivas</text:p>
          </table:table-cell>
          <table:table-cell table:number-columns-repeated="2"/>
          <table:table-cell office:value-type="string" calcext:value-type="string">
            <text:p>shullutseq war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to, feto abortad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shul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za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waq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razarse (dos personas)</text:p>
          </table:table-cell>
          <table:table-cell table:number-columns-repeated="2"/>
          <table:table-cell office:value-type="string" calcext:value-type="string">
            <text:p>waqun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dormir abrazados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oqllan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eva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yak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ig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qatara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abrigado o tapado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qata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ir</text:p>
          </table:table-cell>
          <table:table-cell office:value-type="string" calcext:value-type="string">
            <text:p>v. t.</text:p>
          </table:table-cell>
          <table:table-cell/>
          <table:table-cell office:value-type="string" calcext:value-type="string">
            <text:p>kich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rir</text:p>
          </table:table-cell>
          <table:table-cell/>
          <table:table-cell office:value-type="string" calcext:value-type="string">
            <text:p>(fruta, huevo)</text:p>
          </table:table-cell>
          <table:table-cell office:value-type="string" calcext:value-type="string">
            <text:p>qats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rir la boca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aay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rir la camisa, desnudar el pecho</text:p>
          </table:table-cell>
          <table:table-cell office:value-type="string" calcext:value-type="string">
            <text:p>v. i.</text:p>
          </table:table-cell>
          <table:table-cell/>
          <table:table-cell office:value-type="string" calcext:value-type="string">
            <text:p>pakl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abierto</text:p>
          </table:table-cell>
          <table:table-cell office:value-type="string" calcext:value-type="string">
            <text:p>v. i</text:p>
          </table:table-cell>
          <table:table-cell/>
          <table:table-cell office:value-type="string" calcext:value-type="string">
            <text:p>kicha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lutamente</text:p>
          </table:table-cell>
          <table:table-cell office:value-type="string" calcext:value-type="string">
            <text:p>adv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completamente</text:p>
          </table:table-cell>
          <table:table-cell table:number-columns-repeated="2"/>
          <table:table-cell office:value-type="string" calcext:value-type="string">
            <text:p>allaapa, limpu, pakwee, pakweepa, paseepa, sella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seguramente</text:p>
          </table:table-cell>
          <table:table-cell table:number-columns-repeated="2"/>
          <table:table-cell office:value-type="string" calcext:value-type="string">
            <text:p>achyaa, achyaari, ari, seguru, seeqa, tseqe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lver</text:p>
          </table:table-cell>
          <table:table-cell office:value-type="string" calcext:value-type="string">
            <text:p>v.t</text:p>
          </table:table-cell>
          <table:table-cell/>
          <table:table-cell office:value-type="string" calcext:value-type="string">
            <text:p>paq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solver el pecado</text:p>
          </table:table-cell>
          <table:table-cell table:number-columns-repeated="2"/>
          <table:table-cell office:value-type="string" calcext:value-type="string">
            <text:p>hutsata paq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el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wi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uelita</text:p>
          </table:table-cell>
          <table:table-cell table:number-columns-repeated="2"/>
          <table:table-cell office:value-type="string" calcext:value-type="string">
            <text:p>awi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el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wi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uelito</text:p>
          </table:table-cell>
          <table:table-cell table:number-columns-repeated="2"/>
          <table:table-cell office:value-type="string" calcext:value-type="string">
            <text:p>awiic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ndante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atska, eepa, imeeka, shushaq, mana tupullapatsy, shuyni, tsika, tsika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bundante en fruto</text:p>
          </table:table-cell>
          <table:table-cell table:number-columns-repeated="2"/>
          <table:table-cell office:value-type="string" calcext:value-type="string">
            <text:p>wayoq, weellar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tener abundante fruta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wayu-, weellaraa-</text:p>
          </table:table-cell>
          <table:table-cell office:value-type="string" calcext:value-type="string">
            <text:p>El manzano tiene abundante fruta.</text:p>
          </table:table-cell>
          <table:table-cell office:value-type="string" calcext:value-type="string">
            <text:p>Mansano allim wayun.</text:p>
          </table:table-cell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teqnara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aburrid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teqna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rrir₁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teqn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rrir₂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estorbar, afligir (p. ej. enfermedad)</text:p>
          </table:table-cell>
          <table:table-cell office:value-type="string" calcext:value-type="string">
            <text:p>nak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rri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teqna-, teqnaku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sar</text:p>
          </table:table-cell>
          <table:table-cell office:value-type="string" calcext:value-type="string">
            <text:p>v. t.</text:p>
          </table:table-cell>
          <table:table-cell office:value-type="string" calcext:value-type="string">
            <text:p>(estuprar)</text:p>
          </table:table-cell>
          <table:table-cell office:value-type="string" calcext:value-type="string">
            <text:p>seq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(una mujer) se deja abusar</text:p>
          </table:table-cell>
          <table:table-cell table:number-columns-repeated="2"/>
          <table:table-cell office:value-type="string" calcext:value-type="string">
            <text:p>lloqatsi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á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kee (con sufijos locativ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b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ush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terminar</text:p>
          </table:table-cell>
          <table:table-cell office:value-type="string" calcext:value-type="string">
            <text:p><text:s/>v.t.</text:p>
          </table:table-cell>
          <table:table-cell office:value-type="string" calcext:value-type="string">
            <text:p>(p. ej. toda la comida)</text:p>
          </table:table-cell>
          <table:table-cell office:value-type="string" calcext:value-type="string">
            <text:p>pishi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matar el último de un rebaño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qoll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comerlo todo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dicho de gusanos, gavilanes, etc.)</text:p>
          </table:table-cell>
          <table:table-cell office:value-type="string" calcext:value-type="string">
            <text:p>shoqsh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colaborar en acab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una obra)</text:p>
          </table:table-cell>
          <table:table-cell office:value-type="string" calcext:value-type="string">
            <text:p>int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abarse, destrui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ushak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abarse, gastarse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p.ej. lampa con el mucho uso)</text:p>
          </table:table-cell>
          <table:table-cell office:value-type="string" calcext:value-type="string">
            <text:p>roqu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abarse, hacerse escas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pishi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irse acabando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p. ej. rebaño, familia)</text:p>
          </table:table-cell>
          <table:table-cell office:value-type="string" calcext:value-type="string">
            <text:p>qoll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abar de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recién</text:p>
          </table:table-cell>
          <table:table-cell office:value-type="string" calcext:value-type="string">
            <text:p>hina ora, hinallachoo, kanan, kanantaa, tseeraq, tseellar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nal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qaa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acanalad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qaashu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nal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qashqa-, qaash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analarse</text:p>
          </table:table-cell>
          <table:table-cell office:value-type="string" calcext:value-type="string">
            <text:p>v .i.</text:p>
          </table:table-cell>
          <table:table-cell/>
          <table:table-cell office:value-type="string" calcext:value-type="string">
            <text:p>qashqakaa-, qaashuk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rici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laptapaa-, shullpapaa-, weell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so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it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 por si acaso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-tsur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de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aan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ible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ale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cercan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amaanu, keella, qaqaraq, tse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ch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qawapaa-, rikachaku-, watsq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echar agachado o en cuclillas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chunku-, tun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echando desde escondite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chunkiilla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pt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 accede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aan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recibi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chask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quia</text:p>
          </table:table-cell>
          <table:table-cell office:value-type="string" calcext:value-type="string">
            <text:p>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acequia que trae agua</text:p>
          </table:table-cell>
          <table:table-cell table:number-columns-repeated="2"/>
          <table:table-cell office:value-type="string" calcext:value-type="string">
            <text:p>sek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zanja para proteger la chacra o casa de las lluvias</text:p>
          </table:table-cell>
          <table:table-cell table:number-columns-repeated="2"/>
          <table:table-cell office:value-type="string" calcext:value-type="string">
            <text:p>pint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rca de</text:p>
          </table:table-cell>
          <table:table-cell office:value-type="string" calcext:value-type="string">
            <text:p>loc. prepos.</text:p>
          </table:table-cell>
          <table:table-cell/>
          <table:table-cell office:value-type="string" calcext:value-type="string">
            <text:p>-paq, -pita, -p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rc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chaanaa-, serka-, witimu-, qeshpir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rtar</text:p>
          </table:table-cell>
          <table:table-cell office:value-type="string" calcext:value-type="string">
            <text:p>v. i.</text:p>
          </table:table-cell>
          <table:table-cell office:value-type="string" calcext:value-type="string">
            <text:p>(tirando)</text:p>
          </table:table-cell>
          <table:table-cell office:value-type="string" calcext:value-type="string">
            <text:p>ra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ci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pochqu, puchq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volverse ácido, agriarse (comida)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pochqu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hacer ácido (echando vinagre)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pochq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mod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pats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mpañ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yanaq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dar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ponerse de acuerdo)</text:p>
          </table:table-cell>
          <table:table-cell office:value-type="string" calcext:value-type="string">
            <text:p>aan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ordarse de, record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maaku-, yarpa-, yarp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ral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kancha-, llawi-, qee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eeqetsi-, qatikacha-, qatip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 estar acostad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iska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llankatsi-, isk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charse en el suelo</text:p>
          </table:table-cell>
          <table:table-cell table:number-columns-repeated="2"/>
          <table:table-cell office:value-type="string" calcext:value-type="string">
            <text:p>patsa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charse en cama o suelo</text:p>
          </table:table-cell>
          <table:table-cell table:number-columns-repeated="2"/>
          <table:table-cell office:value-type="string" calcext:value-type="string">
            <text:p>isk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charse en la espalda</text:p>
          </table:table-cell>
          <table:table-cell table:number-columns-repeated="2"/>
          <table:table-cell office:value-type="string" calcext:value-type="string">
            <text:p>allank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tumbr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patsaakaatsi-, yachakaa-</text:p>
          </table:table-cell>
          <table:table-cell office:value-type="string" calcext:value-type="string">
            <text:p>Me acostumbro a trabajar.</text:p>
          </table:table-cell>
          <table:table-cell office:value-type="string" calcext:value-type="string">
            <text:p>Yachakaa uryar.</text:p>
          </table:table-cell>
        </table:table-row>
        <table:table-row table:style-name="ro1">
          <table:table-cell office:value-type="string" calcext:value-type="string">
            <text:p>acrecen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mir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tud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shon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chill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toq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sador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intutseq, shimpeq, tumpakoq, tsa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s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intutsi-, tsa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us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a alguien en su presencia ante el juez)</text:p>
          </table:table-cell>
          <table:table-cell office:value-type="string" calcext:value-type="string">
            <text:p>shimp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usar en falso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tump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ic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chiritsi-, ichikllanyaatsi-, qenti-, taksha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chic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chiriyaa-, eellukaa-, qentikaa-, ichikllanyaa-, taksha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ant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p. ej. una obra)</text:p>
          </table:table-cell>
          <table:table-cell office:value-type="string" calcext:value-type="string">
            <text:p>mir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delant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noopa-, pun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ante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noopa, punta (con sufijos de lug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n adelante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kanampita, kanampita witsee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delante</text:p>
          </table:table-cell>
          <table:table-cell office:value-type="string" calcext:value-type="string">
            <text:p>interj.</text:p>
          </table:table-cell>
          <table:table-cell/>
          <table:table-cell office:value-type="string" calcext:value-type="string">
            <text:p>yeekii, yeekull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ir adelante, adelant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noopa-, pun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gaz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 hacer delgado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p. ej. cepillando madera)</text:p>
          </table:table-cell>
          <table:table-cell office:value-type="string" calcext:value-type="string">
            <text:p>llanuts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perder peso, ponerse flaco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personas y animales)</text:p>
          </table:table-cell>
          <table:table-cell office:value-type="string" calcext:value-type="string">
            <text:p>tulluyaa-, uyuyaa-, yamta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desgastarse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p. ej. frazada)</text:p>
          </table:table-cell>
          <table:table-cell office:value-type="string" calcext:value-type="string">
            <text:p>llapsha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tro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ruri (con sufijos locativ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meter adentro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hat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meterse adentr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ull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invitar adentro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yeek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ner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qelleeyoq, qelleesa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vin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calcular</text:p>
          </table:table-cell>
          <table:table-cell office:value-type="string" calcext:value-type="string">
            <text:p>tanti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medicina)</text:p>
          </table:table-cell>
          <table:table-cell office:value-type="string" calcext:value-type="string">
            <text:p>noqt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t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lescente</text:p>
          </table:table-cell>
          <table:table-cell office:value-type="string" calcext:value-type="string">
            <text:p>adj., s.</text:p>
          </table:table-cell>
          <table:table-cell/>
          <table:table-cell office:value-type="string" calcext:value-type="string">
            <text:p>mall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ptar</text:p>
          </table:table-cell>
          <table:table-cell office:value-type="string" calcext:value-type="string">
            <text:p>v.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(una mujer) adopta a hijo o hija</text:p>
          </table:table-cell>
          <table:table-cell table:number-columns-repeated="2"/>
          <table:table-cell office:value-type="string" calcext:value-type="string">
            <text:p>wawatsa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(un hombre) adopta a hijo o hija</text:p>
          </table:table-cell>
          <table:table-cell table:number-columns-repeated="2"/>
          <table:table-cell office:value-type="string" calcext:value-type="string">
            <text:p>tsuritsa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doptar (un lugar) como el suyo propio</text:p>
          </table:table-cell>
          <table:table-cell table:number-columns-repeated="2"/>
          <table:table-cell office:value-type="string" calcext:value-type="string">
            <text:p>markatsa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pti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 hijo adoptiv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waa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mutsa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rmecerse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p. ej. el pie)</text:p>
          </table:table-cell>
          <table:table-cell office:value-type="string" calcext:value-type="string">
            <text:p>usunk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dormecerse, estar casi dormid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punun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de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ardeepa, ardeeta, muneepa, yachashllapa, yacheella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ador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mishki shimiy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er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wach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poqushq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nuna, warmi, poqushqa nuna / war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hacerse adulto, llegar a la edad de adult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nunayaa-, poq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sari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chikeq, intutseq, shimpeq, tumpakoq, tsa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ti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llamar la atención</text:p>
          </table:table-cell>
          <table:table-cell office:value-type="string" calcext:value-type="string">
            <text:p>atik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cción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kuyak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ct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p. ej. una enfermedad afecta a la persona)</text:p>
          </table:table-cell>
          <table:table-cell office:value-type="string" calcext:value-type="string">
            <text:p>tsar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kuyak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i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fweeta-, hichkap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feit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afweetaku-, hichkapa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ianz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taky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fianz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tsara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il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fwidu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ligi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p. ej. una enfermedad aflige a una persona)</text:p>
          </table:table-cell>
          <table:table-cell office:value-type="string" calcext:value-type="string">
            <text:p>nak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loj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soltar)</text:p>
          </table:table-cell>
          <table:table-cell office:value-type="string" calcext:value-type="string">
            <text:p>kacha-, soqp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flojarse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p. ej. un nudo)</text:p>
          </table:table-cell>
          <table:table-cell office:value-type="string" calcext:value-type="string">
            <text:p>kachakaa-, soqpik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echo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(la cáscara del grano)</text:p>
          </table:table-cell>
          <table:table-cell office:value-type="string" calcext:value-type="string">
            <text:p>sapc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uera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haq, waqta (con sufijos locativ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ch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kukuraq, muchkeq, puktik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ch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kuku-, muchki-, pukt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r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wqa-, chaski-, lapta-, makya-, ooqa-, tsara-, tsar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arrar con los dientes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m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recoger entre las dos manos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ch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recoger y tirar al suelo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wikap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saj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som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wi-, shapillatsi-, shikshi-, shoqshi-, tapsi-, tapsh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ante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antsaq, nakaq, wanun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a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antsa-, naka-, wanun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tado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erminado, todo usado, escaso</text:p>
          </table:table-cell>
          <table:table-cell office:value-type="string" calcext:value-type="string">
            <text:p>pishi, pishiyaatsishqa, wallk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gastado</text:p>
          </table:table-cell>
          <table:table-cell office:value-type="string" calcext:value-type="string">
            <text:p>roquyaatsishq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sado</text:p>
          </table:table-cell>
          <table:table-cell office:value-type="string" calcext:value-type="string">
            <text:p>pishipaatsishqa, uteq, uti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t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terminar, usarlo todo</text:p>
          </table:table-cell>
          <table:table-cell office:value-type="string" calcext:value-type="string">
            <text:p>pishiyaatsi-, wallkayaatsi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gastar, terminar con el mucho uso (p. ej. lampa)</text:p>
          </table:table-cell>
          <table:table-cell office:value-type="string" calcext:value-type="string">
            <text:p>roquyaats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sar, fatigar</text:p>
          </table:table-cell>
          <table:table-cell office:value-type="string" calcext:value-type="string">
            <text:p>pishipaatsi-, uti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otarse, hacer escas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pishiyaa-, wallka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tarse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hacerse escaso</text:p>
          </table:table-cell>
          <table:table-cell office:value-type="string" calcext:value-type="string">
            <text:p>pishiyaa-, wallkayaa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gastarse, disminuirse con el mucho uso (p. ej. cuchillo)</text:p>
          </table:table-cell>
          <table:table-cell office:value-type="string" calcext:value-type="string">
            <text:p>roquyaa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sarse, fatigarse</text:p>
          </table:table-cell>
          <table:table-cell office:value-type="string" calcext:value-type="string">
            <text:p>pishipaa-, tipu-, tipuku-, ut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dable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sh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ser agradable a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cf. agra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d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alla-, gus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g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yap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arse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comida)</text:p>
          </table:table-cell>
          <table:table-cell office:value-type="string" calcext:value-type="string">
            <text:p>pochq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pochqu, puchq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up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shuntuk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ya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ua dulce</text:p>
          </table:table-cell>
          <table:table-cell table:number-columns-repeated="2"/>
          <table:table-cell office:value-type="string" calcext:value-type="string">
            <text:p>mishkeq ya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ua salada</text:p>
          </table:table-cell>
          <table:table-cell table:number-columns-repeated="2"/>
          <table:table-cell office:value-type="string" calcext:value-type="string">
            <text:p>kachi ya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ua sucia de lavar los platos</text:p>
          </table:table-cell>
          <table:table-cell table:number-columns-repeated="2"/>
          <table:table-cell office:value-type="string" calcext:value-type="string">
            <text:p>pa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ua con brillo metálico, agua grasosa</text:p>
          </table:table-cell>
          <table:table-cell table:number-columns-repeated="2"/>
          <table:table-cell office:value-type="string" calcext:value-type="string">
            <text:p>miyu, patsu yaku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ua termal</text:p>
          </table:table-cell>
          <table:table-cell table:number-columns-repeated="2"/>
          <table:table-cell office:value-type="string" calcext:value-type="string">
            <text:p>qoñu ya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dar agua a, dar de beber a (animales)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yak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do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 mucha agua, diluido (p. ej. sopa)</text:p>
          </table:table-cell>
          <table:table-cell office:value-type="string" calcext:value-type="string">
            <text:p>yakuchashq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ado de maduro (de frutas)</text:p>
          </table:table-cell>
          <table:table-cell office:value-type="string" calcext:value-type="string">
            <text:p>qaw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ntar</text:p>
          </table:table-cell>
          <table:table-cell office:value-type="string" calcext:value-type="string">
            <text:p>v.t., v.i.</text:p>
          </table:table-cell>
          <table:table-cell office:value-type="string" calcext:value-type="string">
            <text:p>padecer valientemente</text:p>
          </table:table-cell>
          <table:table-cell office:value-type="string" calcext:value-type="string">
            <text:p>hipa-, hipaku-, naka-, nakaku-, sinchi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pera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sh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¡aguanta!</text:p>
          </table:table-cell>
          <table:table-cell/>
          <table:table-cell office:value-type="string" calcext:value-type="string">
            <text:p>(dicho a animales)</text:p>
          </table:table-cell>
          <table:table-cell office:value-type="string" calcext:value-type="string">
            <text:p>hishchoo, s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rdiente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wash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üero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mal agüero</text:p>
          </table:table-cell>
          <table:table-cell office:value-type="string" calcext:value-type="string">
            <text:p>naya, tap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ijone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toq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guil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wa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j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w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guja arriera, usado en coser costales</text:p>
          </table:table-cell>
          <table:table-cell table:number-columns-repeated="2"/>
          <table:table-cell office:value-type="string" calcext:value-type="string">
            <text:p>antaka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nhilar una aguja</text:p>
          </table:table-cell>
          <table:table-cell table:number-columns-repeated="2"/>
          <table:table-cell office:value-type="string" calcext:value-type="string">
            <text:p>hiluta awhaman ull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jer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uch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hacer agujero en, talad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uch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í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tsee- (con sufijos locativ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og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qap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hog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shenqarku-, qapuk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ond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ruri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hond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ruri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ora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ka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hora mismo</text:p>
          </table:table-cell>
          <table:table-cell table:number-columns-repeated="2"/>
          <table:table-cell office:value-type="string" calcext:value-type="string">
            <text:p>kanantaa, hinallachoo, hina 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hora, recién</text:p>
          </table:table-cell>
          <table:table-cell table:number-columns-repeated="2"/>
          <table:table-cell office:value-type="string" calcext:value-type="string">
            <text:p>tseeraq, tseellar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desde ahora</text:p>
          </table:table-cell>
          <table:table-cell table:number-columns-repeated="2"/>
          <table:table-cell office:value-type="string" calcext:value-type="string">
            <text:p>kanamp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hora bien...</text:p>
          </table:table-cell>
          <table:table-cell table:number-columns-repeated="2"/>
          <table:table-cell office:value-type="string" calcext:value-type="string">
            <text:p>ma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orc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horka-, qapu-, shequ-, war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or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tink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yen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qarqu-, wah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l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haqpits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á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(al sorprender a alguien en un error o cometiendo un crimen)</text:p>
          </table:table-cell>
          <table:table-cell office:value-type="string" calcext:value-type="string">
            <text:p>a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n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huk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í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utsu, qapllaq, chincha u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sazonado con ají, picante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utsuta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(de pájaro)</text:p>
          </table:table-cell>
          <table:table-cell office:value-type="string" calcext:value-type="string">
            <text:p>a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batir las alas, aletea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latataa-, sapapaa-, satat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hablar bien de)</text:p>
          </table:table-cell>
          <table:table-cell office:value-type="string" calcext:value-type="string">
            <text:p>som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crán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toq ku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g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sutakashqa, wank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garse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(alejarse)</text:p>
          </table:table-cell>
          <table:table-cell office:value-type="string" calcext:value-type="string">
            <text:p>karuyaaku-, rakikaa-, rakikaaku-, witi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anz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tomar a uno mismo</text:p>
          </table:table-cell>
          <table:table-cell office:value-type="string" calcext:value-type="string">
            <text:p>awqa-, makya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ender a otro</text:p>
          </table:table-cell>
          <table:table-cell office:value-type="string" calcext:value-type="string">
            <text:p>chaskitsi-, makya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~ a alguien en el camino</text:p>
          </table:table-cell>
          <table:table-cell office:value-type="string" calcext:value-type="string">
            <text:p>taripaa-, tinkupu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tar (p. ej. la cantidad de comida para el número de personas)</text:p>
          </table:table-cell>
          <table:table-cell office:value-type="string" calcext:value-type="string">
            <text:p>tin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wash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e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mar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g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kushitsi-, kushik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gr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kushi-, kushi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gre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asi asi, kushi, kushi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ponerse alegre</text:p>
          </table:table-cell>
          <table:table-cell table:number-columns-repeated="2"/>
          <table:table-cell office:value-type="string" calcext:value-type="string">
            <text:p>cf. alegra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j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karuyaatsi-, wit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j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karuyaaku-, rakikaa-, rakikaaku-, witi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n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llallinatsi-, paqchipaa-, sinchi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tea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latataa-, sapapaa-, satat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q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iler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tik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cerrar (ropa), prender con alfiler</text:p>
          </table:table-cell>
          <table:table-cell office:value-type="string" calcext:value-type="string">
            <text:p>v.t. </text:p>
          </table:table-cell>
          <table:table-cell/>
          <table:table-cell office:value-type="string" calcext:value-type="string">
            <text:p>tikp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orj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lpo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pro.</text:p>
          </table:table-cell>
          <table:table-cell/>
          <table:table-cell office:value-type="string" calcext:value-type="string">
            <text:p>ima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dón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ien</text:p>
          </table:table-cell>
          <table:table-cell office:value-type="string" calcext:value-type="string">
            <text:p>pro.</text:p>
          </table:table-cell>
          <table:table-cell/>
          <table:table-cell office:value-type="string" calcext:value-type="string">
            <text:p>pi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ún, alguna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huk, wa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lguna vez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imee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lgunos</text:p>
          </table:table-cell>
          <table:table-cell table:number-columns-repeated="2"/>
          <table:table-cell office:value-type="string" calcext:value-type="string">
            <text:p>huk ishkee, wa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ent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hamani, ha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recobrar el alient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hama-, shuu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dar de comer a</text:p>
          </table:table-cell>
          <table:table-cell office:value-type="string" calcext:value-type="string">
            <text:p>mikutsi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r de comer a (animales)</text:p>
          </table:table-cell>
          <table:table-cell office:value-type="string" calcext:value-type="string">
            <text:p>upshatsi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ner comdida en la boca de (p.ej. madre con cucharita al bebé)</text:p>
          </table:table-cell>
          <table:table-cell office:value-type="string" calcext:value-type="string">
            <text:p>unka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~ (candela)</text:p>
          </table:table-cell>
          <table:table-cell office:value-type="string" calcext:value-type="string">
            <text:p>rawratsi-, tullka-, week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mik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porción de alimentos</text:p>
          </table:table-cell>
          <table:table-cell table:number-columns-repeated="2"/>
          <table:table-cell office:value-type="string" calcext:value-type="string">
            <text:p>m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(árbol)</text:p>
          </table:table-cell>
          <table:table-cell office:value-type="string" calcext:value-type="string">
            <text:p>wa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(espríritu o fantasma)</text:p>
          </table:table-cell>
          <table:table-cell office:value-type="string" calcext:value-type="string">
            <text:p>haani, hupee, kuku, naya, to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cen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pakaa-, tsap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~ (papas) tapando con paja</text:p>
          </table:table-cell>
          <table:table-cell table:number-columns-repeated="2"/>
          <table:table-cell office:value-type="string" calcext:value-type="string">
            <text:p>qesh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~ en el espacio debajo del techo</text:p>
          </table:table-cell>
          <table:table-cell table:number-columns-repeated="2"/>
          <table:table-cell office:value-type="string" calcext:value-type="string">
            <text:p>qollq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had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hawna, haw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qui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 tener alquilado, tener en prenda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k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dedor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hiruroq</text:p>
          </table:table-cell>
          <table:table-cell office:value-type="string" calcext:value-type="string">
            <text:p>alrededor de la casa</text:p>
          </table:table-cell>
          <table:table-cell office:value-type="string" calcext:value-type="string">
            <text:p>wayi hiruroq</text:p>
          </table:table-cell>
        </table:table-row>
        <table:table-row table:style-name="ro1">
          <table:table-cell office:value-type="string" calcext:value-type="string">
            <text:p>altaner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sella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r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grande</text:p>
          </table:table-cell>
          <table:table-cell table:number-columns-repeated="2"/>
          <table:table-cell office:value-type="string" calcext:value-type="string">
            <text:p>ha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~ y delgado</text:p>
          </table:table-cell>
          <table:table-cell table:number-columns-repeated="2"/>
          <table:table-cell office:value-type="string" calcext:value-type="string">
            <text:p>qac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persona alta y delgad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shuk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uras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hallqa, pu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d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pakii, lloqlla, way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b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ktsi-, atsikyaamu-, atsk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yachak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vión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pakii, lloqlla, way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erj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allwish, awlli, taw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lverjas tostadas</text:p>
          </table:table-cell>
          <table:table-cell table:number-columns-repeated="2"/>
          <table:table-cell office:value-type="string" calcext:value-type="string">
            <text:p>rukuchu, shi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coger alverjas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shint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pallar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lzar verticalmente, pa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shaaritsi-, sharkatsi-, sh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levantar</text:p>
          </table:table-cell>
          <table:table-cell office:value-type="string" calcext:value-type="string">
            <text:p>v.t.</text:p>
          </table:table-cell>
          <table:table-cell office:value-type="string" calcext:value-type="string">
            <text:p>(p. ej. poste) en un hueco</text:p>
          </table:table-cell>
          <table:table-cell office:value-type="string" calcext:value-type="string">
            <text:p>haw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~ y tirar al suelo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saqma-, wikap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~ los ojos o la cabeza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qalik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hee, taqee, tsee, wak, washa (todos usados con sufijos locativ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ble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alli, kushitsikoq, shonqu su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d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kuyee, kuyash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man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amutsi-, chichitsi-, ñuñutsi-, shoqu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mujer o animal que amamanta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chichit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ecer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qoya, qoya tsaqa, patsa waree, tsa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l amanecer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qoya, qoya tsaqa, qoyapa, patsa wa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ece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hunaqyaa-, tsaqamu-, waraa-, waraaramu-, waraar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nece (3 pers.)</text:p>
          </table:table-cell>
          <table:table-cell table:number-columns-repeated="2"/>
          <table:table-cell office:value-type="string" calcext:value-type="string">
            <text:p>patsa atsikyaaramun, patsa wa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te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shonqu suwaq, shonqupa na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un amante</text:p>
          </table:table-cell>
          <table:table-cell table:number-columns-repeated="2"/>
          <table:table-cell office:value-type="string" calcext:value-type="string">
            <text:p>we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una amante</text:p>
          </table:table-cell>
          <table:table-cell table:number-columns-repeated="2"/>
          <table:table-cell office:value-type="string" calcext:value-type="string">
            <text:p>mosa, weenay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kuy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enamorada de (dicho de una mujer que tiene su amante)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weenar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garse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ollqu-, piña-, piñaku-, waap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go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(de sabor)</text:p>
          </table:table-cell>
          <table:table-cell office:value-type="string" calcext:value-type="string">
            <text:p>asq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estar amargo (de sabor)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asq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go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(enojado)</text:p>
          </table:table-cell>
          <table:table-cell office:value-type="string" calcext:value-type="string">
            <text:p>ollqushqa, piña, waa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ear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qarwash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ear</text:p>
          </table:table-cell>
          <table:table-cell office:value-type="string" calcext:value-type="string">
            <text:p>v.t</text:p>
          </table:table-cell>
          <table:table-cell/>
          <table:table-cell office:value-type="string" calcext:value-type="string">
            <text:p>qarwash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ent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qar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adj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amarillo clar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qarw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rillo oscuro, amari­llento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qar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hacerse amarillo</text:p>
          </table:table-cell>
          <table:table-cell office:value-type="string" calcext:value-type="string">
            <text:p>v.i.</text:p>
          </table:table-cell>
          <table:table-cell/>
          <table:table-cell office:value-type="string" calcext:value-type="string">
            <text:p>qarwashya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hacer amarillo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qarwashyaats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r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wa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rrar bien, templar (por ej. soga)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chaqn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rrar con nudo corredizo o con nudo fácil de desamarrar</text:p>
          </table:table-cell>
          <table:table-cell table:number-columns-repeated="2"/>
          <table:table-cell office:value-type="string" calcext:value-type="string">
            <text:p>sheq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rrar con nudo permanente</text:p>
          </table:table-cell>
          <table:table-cell table:number-columns-repeated="2"/>
          <table:table-cell office:value-type="string" calcext:value-type="string">
            <text:p>kipu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rrar con soga de cuero </text:p>
          </table:table-cell>
          <table:table-cell table:number-columns-repeated="2"/>
          <table:table-cell office:value-type="string" calcext:value-type="string">
            <text:p>leey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rrar juntos (varios animales)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shinri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amarrar juntos los pies de (animales)</text:p>
          </table:table-cell>
          <table:table-cell table:number-columns-repeated="2"/>
          <table:table-cell office:value-type="string" calcext:value-type="string">
            <text:p>manya-, pank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till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taka-, tsak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s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kupa-, laptsi-, ñamputsi-, pichu-, taqll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os</text:p>
          </table:table-cell>
          <table:table-cell office:value-type="string" calcext:value-type="string">
            <text:p>s.</text:p>
          </table:table-cell>
          <table:table-cell/>
          <table:table-cell office:value-type="string" calcext:value-type="string">
            <text:p>ishkaq, ishk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drentar</text:p>
          </table:table-cell>
          <table:table-cell office:value-type="string" calcext:value-type="string">
            <text:p>v.t.</text:p>
          </table:table-cell>
          <table:table-cell/>
          <table:table-cell office:value-type="string" calcext:value-type="string">
            <text:p>mantsatsi-, wamayaatsi-</text:p>
          </table:table-cell>
          <table:table-cell table:number-columns-repeated="2"/>
        </table:table-row>
      </table:table>
      <table:table table:name="qwh-esp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15:47:55.633806627</meta:creation-date>
    <dc:date>2024-04-19T17:26:35.746299132</dc:date>
    <meta:editing-duration>P1DT11H41M48S</meta:editing-duration>
    <meta:editing-cycles>38</meta:editing-cycles>
    <meta:generator>LibreOffice/7.3.7.2$Linux_X86_64 LibreOffice_project/30$Build-2</meta:generator>
    <meta:document-statistic meta:table-count="2" meta:cell-count="1019" meta:object-count="0"/>
  </office:meta>
</office:document-meta>
</file>